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0.8896in" fo:margin-left="0.125in" table:align="left"/>
    </style:style>
    <style:style style:name="Table1.A" style:family="table-column">
      <style:table-column-properties style:column-width="0.1465in"/>
    </style:style>
    <style:style style:name="Table1.B" style:family="table-column">
      <style:table-column-properties style:column-width="0.74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1990ee"/>
    </style:style>
    <style:style style:name="P2" style:family="paragraph" style:parent-style-name="Text_20_body">
      <style:paragraph-properties fo:margin-left="0.1252in" fo:margin-right="0.1252in" fo:margin-top="0.1252in" fo:margin-bottom="0.1252in" loext:contextual-spacing="false" style:line-height-at-least="0.1563in" fo:text-indent="0in" style:auto-text-indent="false"/>
      <style:text-properties fo:font-size="9pt"/>
    </style:style>
    <style:style style:name="P3" style:family="paragraph" style:parent-style-name="Standard">
      <style:text-properties officeooo:rsid="001ab388" officeooo:paragraph-rsid="001ab388"/>
    </style:style>
    <style:style style:name="P4" style:family="paragraph" style:parent-style-name="Standard">
      <style:text-properties officeooo:rsid="001becb9" officeooo:paragraph-rsid="001becb9"/>
    </style:style>
    <style:style style:name="P5" style:family="paragraph" style:parent-style-name="Standard">
      <style:text-properties officeooo:rsid="001d804f" officeooo:paragraph-rsid="001d804f"/>
    </style:style>
    <style:style style:name="P6" style:family="paragraph" style:parent-style-name="Standard">
      <style:text-properties officeooo:rsid="001e8513" officeooo:paragraph-rsid="001e8513"/>
    </style:style>
    <style:style style:name="P7" style:family="paragraph" style:parent-style-name="Standard">
      <style:text-properties officeooo:rsid="001fbb6c" officeooo:paragraph-rsid="001fbb6c"/>
    </style:style>
    <style:style style:name="P8" style:family="paragraph" style:parent-style-name="Standard">
      <style:text-properties officeooo:rsid="00229226" officeooo:paragraph-rsid="00229226"/>
    </style:style>
    <style:style style:name="P9" style:family="paragraph" style:parent-style-name="Standard">
      <style:text-properties officeooo:rsid="00243ed5" officeooo:paragraph-rsid="00243ed5"/>
    </style:style>
    <style:style style:name="P10" style:family="paragraph" style:parent-style-name="Standard">
      <style:text-properties officeooo:rsid="00261d31" officeooo:paragraph-rsid="00261d31"/>
    </style:style>
    <style:style style:name="P11" style:family="paragraph" style:parent-style-name="Standard">
      <style:text-properties officeooo:rsid="002a36c3" officeooo:paragraph-rsid="002a36c3"/>
    </style:style>
    <style:style style:name="P12" style:family="paragraph" style:parent-style-name="Standard">
      <style:text-properties fo:font-weight="normal" officeooo:rsid="002a36c3" officeooo:paragraph-rsid="002a36c3" style:font-weight-asian="normal" style:font-weight-complex="normal"/>
    </style:style>
    <style:style style:name="P13" style:family="paragraph" style:parent-style-name="Standard">
      <style:text-properties fo:font-weight="normal" officeooo:rsid="002c2eb2" officeooo:paragraph-rsid="002c2eb2" style:font-weight-asian="normal" style:font-weight-complex="normal"/>
    </style:style>
    <style:style style:name="P14" style:family="paragraph" style:parent-style-name="Standard">
      <style:text-properties fo:font-weight="normal" officeooo:rsid="002de2b9" officeooo:paragraph-rsid="002de2b9" style:font-weight-asian="normal" style:font-weight-complex="normal"/>
    </style:style>
    <style:style style:name="P15" style:family="paragraph" style:parent-style-name="Table_20_Contents">
      <style:paragraph-properties style:line-height-at-least="0.1563in"/>
      <style:text-properties fo:font-size="9pt"/>
    </style:style>
    <style:style style:name="P16" style:family="paragraph" style:parent-style-name="Standard" style:list-style-name="L2">
      <style:text-properties fo:font-weight="normal" officeooo:rsid="002a36c3" officeooo:paragraph-rsid="002a36c3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c2eb2" officeooo:paragraph-rsid="002c2eb2" style:font-weight-asian="normal" style:font-weight-complex="normal"/>
    </style:style>
    <style:style style:name="P18" style:family="paragraph" style:parent-style-name="Standard">
      <style:text-properties fo:font-weight="normal" officeooo:rsid="002ee3e3" officeooo:paragraph-rsid="002ee3e3" style:font-weight-asian="normal" style:font-weight-complex="normal"/>
    </style:style>
    <style:style style:name="P19" style:family="paragraph" style:parent-style-name="Standard">
      <style:text-properties fo:font-weight="normal" officeooo:rsid="00309199" officeooo:paragraph-rsid="00309199" style:font-weight-asian="normal" style:font-weight-complex="normal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990ee"/>
    </style:style>
    <style:style style:name="T2" style:family="text">
      <style:text-properties officeooo:rsid="001cb7f6"/>
    </style:style>
    <style:style style:name="T3" style:family="text">
      <style:text-properties officeooo:rsid="00243ed5"/>
    </style:style>
    <style:style style:name="T4" style:family="text">
      <style:text-properties style:font-name="Liberation Mono"/>
    </style:style>
    <style:style style:name="T5" style:family="text">
      <style:text-properties officeooo:rsid="002b7829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3">Todo:</text:span></text:span></text:p>
      <text:p text:style-name="P1"><text:span text:style-name="Source_20_Text"><text:span text:style-name="T1">7.4 Overload resolution</text:span></text:span></text:p>
      <text:p text:style-name="P1"><text:span text:style-name="Source_20_Text"><text:span text:style-name="T1">8.2.6 Lookup of named functions</text:span></text:span></text:p>
      <text:p text:style-name="P1"><text:span text:style-name="Source_20_Text"><text:span text:style-name="T1">10.3 Concrete types</text:span></text:span></text:p>
      <text:p text:style-name="P1"><text:span text:style-name="Source_20_Text"/></text:p>
      <text:p text:style-name="P1"><text:span text:style-name="Source_20_Text"/></text:p>
      <text:p text:style-name="Text_20_body"><text:span text:style-name="Source_20_Text">T&amp; X::f()</text:span> and <text:span text:style-name="Source_20_Text">T&amp; X::f() const</text:span> can be overloaded separately.</text:p>
      <text:p text:style-name="Text_20_body">Inside the member function of a <text:span text:style-name="Source_20_Text">const T</text:span>, all the members are <text:span text:style-name="Source_20_Text">const</text:span>. For eg. inside member <text:span text:style-name="Source_20_Text">void P2::Translate(double x, double y)</text:span> of a <text:span text:style-name="Source_20_Text">const P2</text:span>, members <text:span text:style-name="Source_20_Text">double x</text:span> and <text:span text:style-name="Source_20_Text">double y</text:span> are both <text:span text:style-name="Source_20_Text">const</text:span>.</text:p>
      <text:p text:style-name="Text_20_body">Use a <text:span text:style-name="Source_20_Text">main()</text:span> with a <text:span text:style-name="Source_20_Text">try</text:span>-block as a body:</text:p>
      <text:section text:style-name="Sect1" text:name="crayon-55a118205e0af277199698">
        <text:p text:style-name="P2">int main() try { return 0; } catch(...){ }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1</text:p>
              <text:p text:style-name="P15">2</text:p>
              <text:p text:style-name="P15">3</text:p>
              <text:p text:style-name="P15">4</text:p>
              <text:p text:style-name="P15">5</text:p>
              <text:p text:style-name="P15">6</text:p>
            </table:table-cell>
            <table:table-cell table:style-name="Table1.A1" office:value-type="string">
              <text:section text:style-name="Sect1" text:name="crayon-55a118205e0af277199698-1">
                <text:p text:style-name="Table_20_Contents">int main()</text:p>
              </text:section>
              <text:section text:style-name="Sect1" text:name="crayon-55a118205e0af277199698-2">
                <text:p text:style-name="Table_20_Contents">try {</text:p>
              </text:section>
              <text:section text:style-name="Sect1" text:name="crayon-55a118205e0af277199698-3">
                <text:p text:style-name="Table_20_Contents">  return 0;</text:p>
              </text:section>
              <text:section text:style-name="Sect1" text:name="crayon-55a118205e0af277199698-4">
                <text:p text:style-name="Table_20_Contents">}</text:p>
              </text:section>
              <text:section text:style-name="Sect1" text:name="crayon-55a118205e0af277199698-5">
                <text:p text:style-name="Table_20_Contents">catch(...){</text:p>
              </text:section>
              <text:section text:style-name="Sect1" text:name="crayon-55a118205e0af277199698-6">
                <text:p text:style-name="Table_20_Contents">}</text:p>
              </text:section>
            </table:table-cell>
          </table:table-row>
        </table:table>
      </text:section>
      <text:p text:style-name="Text_20_body"><text:span text:style-name="Source_20_Text">std::copy</text:span> will not automatically add elements to the destination vector unless you use <text:span text:style-name="Source_20_Text">back_inserter</text:span>. Otherwise, the caller should ensure the destination has enough elements.</text:p>
      <text:p text:style-name="Text_20_body">To use an object’s member function as a predicate (for example when calling functions from &lt;algorithm&gt;), use <text:span text:style-name="Source_20_Text">std::mem_fn</text:span> and use <text:span text:style-name="Source_20_Text">std::mem_fun</text:span> if you want to call the member function via a pointer.</text:p>
      <text:p text:style-name="Text_20_body">11 Operator Overloading</text:p>
      <text:p text:style-name="Text_20_body">Overload postfix unary operators by including an additional int argument.</text:p>
      <text:p text:style-name="Text_20_body">operator=, operator-&gt;, operator() and operator[] can only be overloaded as members to ensure the first operand is an lvalue.</text:p>
      <text:p text:style-name="Text_20_body">enums can have operators defined on them.</text:p>
      <text:list xml:id="list8855065845359814361" text:style-name="L1">
        <text:list-header>
          <text:p text:style-name="P20">The call x@y for objects x and y of classes X and Y is resolved as follows:</text:p>
        </text:list-header>
        <text:list-item>
          <text:p text:style-name="P21">Search for operator@ in X or one of its bases </text:p>
        </text:list-item>
        <text:list-item>
          <text:p text:style-name="P21">Search for operator@ declared in surrounding context of the x@y call </text:p>
        </text:list-item>
        <text:list-item>
          <text:p text:style-name="P21">Search for operator@ in X’s namespace </text:p>
        </text:list-item>
        <text:list-item>
          <text:p text:style-name="P20">Search for operator@ in Y’s namespace </text:p>
        </text:list-item>
      </text:list>
      <text:p text:style-name="P3"><text:soft-page-break/>An X constructor with a single argument of type Y provides a means for implicit conversion from Y to X where needed. Especially important when using operator overloading.</text:p>
      <text:p text:style-name="P3"/>
      <text:p text:style-name="P3">11.3.5</text:p>
      <text:p text:style-name="P3">Express the notion that an operator requires an lvalue by making that operator a member.</text:p>
      <text:p text:style-name="P3"/>
      <text:p text:style-name="P4">11.4 Conversion operators</text:p>
      <text:p text:style-name="P4"/>
      <text:p text:style-name="P4">Given types X and Y, X::operator Y() is a conversion operator converting from X to Y. Declaration is as follows:</text:p>
      <text:p text:style-name="P4"/>
      <text:p text:style-name="P4">class X {</text:p>
      <text:p text:style-name="P4">public:</text:p>
      <text:p text:style-name="P4"><text:s text:c="2"/>operator Y() { …; }</text:p>
      <text:p text:style-name="P4">};</text:p>
      <text:p text:style-name="P4"/>
      <text:p text:style-name="P4"><text:span text:style-name="T2">W</text:span>e do not specify the return type of this operator.</text:p>
      <text:p text:style-name="P4"/>
      <text:p text:style-name="P5">Rely on user-defined conversions or user-defined operators for a type, but not both.</text:p>
      <text:p text:style-name="P5"/>
      <text:p text:style-name="P6">What is a “unique conversion”?</text:p>
      <text:p text:style-name="P6"/>
      <text:p text:style-name="P7">Only one level of user-defined implicit conversion is legal.</text:p>
      <text:p text:style-name="P7"/>
      <text:p text:style-name="P8">Standard conversions (e.g. int to double) are preferred to user-defined conversions (int to UserDefined).</text:p>
      <text:p text:style-name="P8"/>
      <text:p text:style-name="P9">No user-defined conversions are applied to the left of <text:span text:style-name="T4">.</text:span> or <text:span text:style-name="T4">-&gt;</text:span>.</text:p>
      <text:p text:style-name="P9"/>
      <text:p text:style-name="P10">No implicit conversions are used for non-const reference arguments. (Because a conversion of a reference will create another object and changes will not reflect in the original.)</text:p>
      <text:p text:style-name="P8"/>
      <text:p text:style-name="P11">Member, non-members and friends:</text:p>
      <text:p text:style-name="P11"/>
      <text:list xml:id="list2423637169952192587" text:style-name="L2">
        <text:list-item>
          <text:p text:style-name="P16">Use member function or a non-member taking a non-const reference or pointer if object state <text:span text:style-name="T5">needs to be modified</text:span></text:p>
        </text:list-item>
        <text:list-item>
          <text:p text:style-name="P16">Use member operator if the operator requires first operand to be an lvalue</text:p>
        </text:list-item>
        <text:list-item>
          <text:p text:style-name="P16">Use global function taking const arguments if <text:span text:style-name="T5">implicit conversions are required</text:span></text:p>
        </text:list-item>
        <text:list-item>
          <text:p text:style-name="P17">Use friend where internal representation of the object needs to be accessed</text:p>
        </text:list-item>
      </text:list>
      <text:p text:style-name="P13"/>
      <text:p text:style-name="P12"/>
      <text:p text:style-name="P14">Copy constructor and copy assignment are not inherited. Where copy constructor and copy assignment are not provided, they are generated by the compiler.</text:p>
      <text:p text:style-name="P14"/>
      <text:p text:style-name="P14"/>
      <text:p text:style-name="P18">Operator -&gt; must be a member function. If used, its return type must be a pointer or an object of a class to which you can apply -&gt;.</text:p>
      <text:p text:style-name="P18"/>
      <text:p text:style-name="P19">A member class (often called a nested class) can be declared in the class itself and defined later.</text:p>
      <text:p text:style-name="P19"><text:soft-page-break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8:48:59.053121797</meta:creation-date>
    <dc:date>2015-07-14T16:01:32.738487024</dc:date>
    <meta:editing-duration>PT4H33M31S</meta:editing-duration>
    <meta:editing-cycles>19</meta:editing-cycles>
    <meta:generator>LibreOffice/4.3.6.2$Linux_X86_64 LibreOffice_project/430$Build-2</meta:generator>
    <meta:document-statistic meta:table-count="1" meta:image-count="0" meta:object-count="0" meta:page-count="3" meta:paragraph-count="55" meta:word-count="539" meta:character-count="3125" meta:non-whitespace-character-count="2642"/>
  </office:meta>
</office:document-meta>
</file>